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URWPalladioL-Ital" svg:font-family="URWPalladioL-Ital" style:font-family-generic="system"/>
    <style:font-face style:name="URWPalladioL-Roma" svg:font-family="URWPalladioL-Roma"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0833in"/>
    </style:style>
    <style:style style:name="T2" style:parent-style-name="Absatz-Standardschriftart" style:family="text">
      <style:text-properties fo:font-size="12pt" style:font-size-asian="12pt" style:font-size-complex="12pt"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style:font-name="Batang" style:font-name-asian="Batang" fo:font-size="22pt" style:font-size-asian="22pt" style:font-size-complex="22pt" fo:language="en" fo:country="US"/>
    </style:style>
    <style:style style:name="T5" style:parent-style-name="Absatz-Standardschriftart" style:family="text">
      <style:text-properties fo:language="en" fo:country="US"/>
    </style:style>
    <style:style style:name="T6" style:parent-style-name="Absatz-Standardschriftart" style:family="text">
      <style:text-properties fo:language="en" fo:country="US"/>
    </style:style>
    <style:style style:name="P7" style:parent-style-name="Standard" style:family="paragraph">
      <style:paragraph-properties fo:margin-bottom="0.0833in"/>
    </style:style>
    <style:style style:name="T8" style:parent-style-name="Absatz-Standardschriftart" style:family="text">
      <style:text-properties fo:language="en" fo:country="US"/>
    </style:style>
    <style:style style:name="T9" style:parent-style-name="Absatz-Standardschriftart" style:family="text">
      <style:text-properties fo:color="#000000"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T12" style:parent-style-name="Fußnotenzeichen" style:family="text">
      <style:text-properties fo:language="en" fo:country="US"/>
    </style:style>
    <style:style style:name="T13" style:parent-style-name="Absatz-Standardschriftart" style:family="text">
      <style:text-properties fo:language="en" fo:country="US"/>
    </style:style>
    <style:style style:name="T14" style:parent-style-name="Absatz-Standardschriftart" style:family="text">
      <style:text-properties fo:font-style="italic" style:font-style-asian="italic" fo:language="en" fo:country="US"/>
    </style:style>
    <style:style style:name="T15" style:parent-style-name="Absatz-Standardschriftart" style:family="text">
      <style:text-properties fo:font-style="italic" style:font-style-asian="italic"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P19" style:parent-style-name="Standard" style:family="paragraph">
      <style:paragraph-properties fo:margin-bottom="0.0833in"/>
    </style:style>
    <style:style style:name="T20" style:parent-style-name="Absatz-Standardschriftart" style:family="text">
      <style:text-properties fo:language="en" fo:country="US"/>
    </style:style>
    <style:style style:name="T21" style:parent-style-name="Fußnotenzeichen"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font-style="italic" style:font-style-asian="italic" style:font-style-complex="italic"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P26" style:parent-style-name="Standard" style:family="paragraph">
      <style:paragraph-properties fo:margin-bottom="0.0833in"/>
      <style:text-properties fo:language="en" fo:country="US"/>
    </style:style>
    <style:style style:name="P27" style:parent-style-name="Standard" style:family="paragraph">
      <style:paragraph-properties fo:margin-bottom="0.0833in"/>
      <style:text-properties fo:language="en" fo:country="US"/>
    </style:style>
    <style:style style:name="P28" style:parent-style-name="Standard" style:family="paragraph">
      <style:paragraph-properties fo:margin-bottom="0.0833in"/>
      <style:text-properties fo:language="en" fo:country="US"/>
    </style:style>
    <style:style style:name="P29" style:parent-style-name="Standard" style:family="paragraph">
      <style:paragraph-properties fo:margin-bottom="0.0833in"/>
      <style:text-properties fo:language="en" fo:country="US"/>
    </style:style>
    <style:style style:name="P30" style:parent-style-name="Standard" style:family="paragraph">
      <style:paragraph-properties fo:margin-bottom="0.0833in"/>
      <style:text-properties fo:language="en" fo:country="US"/>
    </style:style>
    <style:style style:name="P31" style:parent-style-name="Standard" style:family="paragraph">
      <style:paragraph-properties fo:margin-bottom="0.0833in"/>
      <style:text-properties fo:language="en" fo:country="US"/>
    </style:style>
    <style:style style:name="P32" style:parent-style-name="Standard" style:family="paragraph">
      <style:paragraph-properties fo:margin-bottom="0.0833in"/>
      <style:text-properties fo:language="en" fo:country="US"/>
    </style:style>
    <style:style style:name="P33" style:parent-style-name="Standard" style:family="paragraph">
      <style:paragraph-properties fo:margin-bottom="0.0833in"/>
      <style:text-properties fo:language="en" fo:country="US"/>
    </style:style>
    <style:style style:name="T34" style:parent-style-name="Absatz-Standardschriftart" style:family="text">
      <style:text-properties fo:language="en" fo:country="US"/>
    </style:style>
    <style:style style:name="T35" style:parent-style-name="Fußnotenzeichen" style:family="text">
      <style:text-properties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font-style="italic" style:font-style-asian="italic" fo:language="en" fo:country="US"/>
    </style:style>
    <style:style style:name="T38" style:parent-style-name="Absatz-Standardschriftart" style:family="text">
      <style:text-properties fo:font-style="italic" style:font-style-asian="italic" fo:language="en" fo:country="US"/>
    </style:style>
    <style:style style:name="T39" style:parent-style-name="Absatz-Standardschriftart" style:family="text">
      <style:text-properties fo:font-style="italic" style:font-style-asian="italic" style:text-position="super 65%" fo:language="en" fo:country="US"/>
    </style:style>
    <style:style style:name="T40" style:parent-style-name="Absatz-Standardschriftart" style:family="text">
      <style:text-properties fo:font-style="italic" style:font-style-asian="italic"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font-weight="bold" style:font-weight-asian="bold" fo:color="#FF0000"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T49" style:parent-style-name="Fußnotenzeichen" style:family="text">
      <style:text-properties fo:language="en" fo:country="US"/>
    </style:style>
    <style:style style:name="P50" style:parent-style-name="Standard" style:family="paragraph">
      <style:paragraph-properties style:text-autospace="none" style:vertical-align="auto" fo:margin-bottom="0in" fo:line-height="100%"/>
      <style:text-properties fo:hyphenate="true"/>
    </style:style>
    <style:style style:name="T51" style:parent-style-name="Absatz-Standardschriftart" style:family="text">
      <style:text-properties fo:language="en" fo:country="US"/>
    </style:style>
    <style:style style:name="T52" style:parent-style-name="Absatz-Standardschriftart" style:family="text">
      <style:text-properties style:font-name="URWPalladioL-Ital" style:font-name-asian="Calibri" style:font-name-complex="URWPalladioL-Ital" fo:font-style="italic" style:font-style-asian="italic" fo:language="en" fo:country="US"/>
    </style:style>
    <style:style style:name="T53" style:parent-style-name="Absatz-Standardschriftart" style:family="text">
      <style:text-properties style:font-name="URWPalladioL-Roma" style:font-name-asian="Calibri" style:font-name-complex="URWPalladioL-Roma" fo:language="en" fo:country="US"/>
    </style:style>
    <style:style style:name="T54" style:parent-style-name="Absatz-Standardschriftart" style:family="text">
      <style:text-properties style:font-name="URWPalladioL-Roma" style:font-name-asian="Calibri" style:font-name-complex="URWPalladioL-Roma" fo:language="en" fo:country="US"/>
    </style:style>
    <style:style style:name="T55" style:parent-style-name="Absatz-Standardschriftart" style:family="text">
      <style:text-properties style:font-name="URWPalladioL-Roma" style:font-name-asian="Calibri" style:font-name-complex="URWPalladioL-Roma"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style:font-name="URWPalladioL-Roma" style:font-name-asian="Calibri" style:font-name-complex="URWPalladioL-Roma" fo:language="en" fo:country="US"/>
    </style:style>
    <style:style style:name="T58" style:parent-style-name="Absatz-Standardschriftart" style:family="text">
      <style:text-properties style:font-name="URWPalladioL-Roma" style:font-name-asian="Calibri" style:font-name-complex="URWPalladioL-Roma" fo:language="en" fo:country="US"/>
    </style:style>
    <style:style style:name="T59" style:parent-style-name="Fußnotenzeichen" style:family="text">
      <style:text-properties style:font-name="URWPalladioL-Roma" style:font-name-asian="Calibri" style:font-name-complex="URWPalladioL-Roma" fo:language="en" fo:country="US"/>
    </style:style>
    <style:style style:name="T60" style:parent-style-name="Absatz-Standardschriftart" style:family="text">
      <style:text-properties fo:language="en" fo:country="US"/>
    </style:style>
    <style:style style:name="T61" style:parent-style-name="Absatz-Standardschriftart" style:family="text">
      <style:text-properties fo:font-style="italic" style:font-style-asian="italic" style:font-style-complex="italic"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style:font-name="URWPalladioL-Roma" style:font-name-asian="Calibri" style:font-name-complex="URWPalladioL-Roma"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Fußnotenzeichen" style:family="text">
      <style:text-properties fo:language="en" fo:country="US"/>
    </style:style>
    <style:style style:name="T69" style:parent-style-name="Absatz-Standardschriftart" style:family="text">
      <style:text-properties fo:language="en" fo:country="US"/>
    </style:style>
    <style:style style:name="T70" style:parent-style-name="Absatz-Standardschriftart" style:family="text">
      <style:text-properties fo:font-style="italic" style:font-style-asian="italic" fo:language="en" fo:country="US"/>
    </style:style>
    <style:style style:name="T71" style:parent-style-name="Absatz-Standardschriftart" style:family="text">
      <style:text-properties fo:font-style="italic" style:font-style-asian="italic" style:text-position="super 65%" fo:language="en" fo:country="US"/>
    </style:style>
    <style:style style:name="T72" style:parent-style-name="Absatz-Standardschriftart" style:family="text">
      <style:text-properties fo:font-style="italic" style:font-style-asian="italic"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paragraph-properties fo:margin-bottom="0.0833in"/>
      <style:text-properties fo:language="en" fo:country="US"/>
    </style:style>
    <style:style style:name="P79" style:parent-style-name="Standard" style:family="paragraph">
      <style:paragraph-properties fo:margin-bottom="0.0833in"/>
    </style:style>
    <style:style style:name="T80" style:parent-style-name="Absatz-Standardschriftart" style:family="text">
      <style:text-properties fo:language="en" fo:country="US"/>
    </style:style>
    <style:style style:name="T81" style:parent-style-name="Absatz-Standardschriftart" style:family="text">
      <style:text-properties fo:language="en" fo:country="US"/>
    </style:style>
    <style:style style:name="T82" style:parent-style-name="Absatz-Standardschriftart" style:family="text">
      <style:text-properties fo:language="en" fo:country="US"/>
    </style:style>
    <style:style style:name="T83" style:parent-style-name="Fußnotenzeichen" style:family="text">
      <style:text-properties fo:language="en" fo:country="US"/>
    </style:style>
    <style:style style:name="T84" style:parent-style-name="Absatz-Standardschriftart" style:family="text">
      <style:text-properties fo:language="en" fo:country="US"/>
    </style:style>
    <style:style style:name="T85" style:parent-style-name="Absatz-Standardschriftart" style:family="text">
      <style:text-properties fo:language="en" fo:country="US"/>
    </style:style>
    <style:style style:name="T86" style:parent-style-name="Fußnotenzeichen" style:family="text">
      <style:text-properties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language="en" fo:country="US"/>
    </style:style>
    <style:style style:name="T89" style:parent-style-name="Absatz-Standardschriftart" style:family="text">
      <style:text-properties fo:language="en" fo:country="US"/>
    </style:style>
    <style:style style:name="T90" style:parent-style-name="Absatz-Standardschriftart" style:family="text">
      <style:text-properties fo:language="en" fo:country="US"/>
    </style:style>
    <style:style style:name="P91" style:parent-style-name="Standard" style:family="paragraph">
      <style:paragraph-properties fo:margin-bottom="0.0833in"/>
    </style:style>
    <style:style style:name="T92" style:parent-style-name="Absatz-Standardschriftart" style:family="text">
      <style:text-properties style:font-name="Times New Roman" fo:color="#000000" style:font-size-complex="12pt" fo:language="en" fo:country="US"/>
    </style:style>
    <style:style style:name="T93" style:parent-style-name="Absatz-Standardschriftart" style:family="text">
      <style:text-properties fo:color="#000000" fo:language="en" fo:country="US"/>
    </style:style>
    <style:style style:name="T94" style:parent-style-name="Absatz-Standardschriftart" style:family="text">
      <style:text-properties fo:color="#000000" fo:language="en" fo:country="US"/>
    </style:style>
    <style:style style:name="T95" style:parent-style-name="Absatz-Standardschriftart" style:family="text">
      <style:text-properties style:font-name="Times New Roman" fo:color="#000000" style:font-size-complex="12pt" fo:language="en" fo:country="US"/>
    </style:style>
    <style:style style:name="P96" style:parent-style-name="Standard" style:family="paragraph">
      <style:paragraph-properties fo:margin-bottom="0.0833in"/>
      <style:text-properties fo:language="en" fo:country="US"/>
    </style:style>
    <style:style style:name="P97" style:parent-style-name="Standard" style:family="paragraph">
      <style:paragraph-properties fo:margin-bottom="0.0833in"/>
      <style:text-properties fo:color="#000000" fo:language="en" fo:country="US"/>
    </style:style>
    <style:style style:name="P98" style:parent-style-name="Standard" style:family="paragraph">
      <style:paragraph-properties fo:margin-bottom="0.0833in"/>
      <style:text-properties fo:color="#000000" fo:language="en" fo:country="US"/>
    </style:style>
    <style:style style:name="T99" style:parent-style-name="Absatz-Standardschriftart" style:family="text">
      <style:text-properties style:font-size-complex="10pt" fo:language="en" fo:country="US"/>
    </style:style>
    <style:style style:name="T100" style:parent-style-name="Absatz-Standardschriftart" style:family="text">
      <style:text-properties style:font-size-complex="10pt" fo:language="en" fo:country="US"/>
    </style:style>
    <style:style style:name="T101" style:parent-style-name="Absatz-Standardschriftart" style:family="text">
      <style:text-properties fo:language="en" fo:country="US"/>
    </style:style>
    <style:style style:name="T102" style:parent-style-name="Fußnotenzeichen" style:family="text">
      <style:text-properties style:font-size-complex="10pt" fo:language="en" fo:country="US"/>
    </style:style>
    <style:style style:name="T103" style:parent-style-name="Fußnotenzeichen" style:family="text">
      <style:text-properties style:font-size-complex="10pt"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font-style="italic" style:font-style-asian="italic" fo:language="en" fo:country="US"/>
    </style:style>
    <style:style style:name="T106" style:parent-style-name="Absatz-Standardschriftart" style:family="text">
      <style:text-properties fo:font-style="italic" style:font-style-asian="italic" style:text-position="super 65%" fo:language="en" fo:country="US"/>
    </style:style>
    <style:style style:name="T107" style:parent-style-name="Absatz-Standardschriftart" style:family="text">
      <style:text-properties fo:font-style="italic" style:font-style-asian="italic"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T110" style:parent-style-name="Absatz-Standardschriftart" style:family="text">
      <style:text-properties style:font-size-complex="10pt"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language="en" fo:country="US"/>
    </style:style>
    <style:style style:name="P114" style:parent-style-name="Standard" style:family="paragraph">
      <style:text-properties fo:language="en" fo:country="US"/>
    </style:style>
    <style:style style:name="P115" style:parent-style-name="Standard" style:family="paragraph">
      <style:paragraph-properties fo:margin-bottom="0.0833in"/>
      <style:text-properties fo:language="en" fo:country="US"/>
    </style:style>
    <style:style style:name="P116" style:parent-style-name="Standard" style:family="paragraph">
      <style:paragraph-properties fo:margin-bottom="0.0833in"/>
    </style:style>
    <style:style style:name="T117" style:parent-style-name="Absatz-Standardschriftart" style:family="text">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style:font-name-complex="Arial" fo:color="#FF0000" fo:language="en" fo:country="US"/>
    </style:style>
    <style:style style:name="T120" style:parent-style-name="Absatz-Standardschriftart" style:family="text">
      <style:text-properties style:font-name-complex="Arial" fo:color="#000000" fo:language="en" fo:country="US"/>
    </style:style>
    <style:style style:name="T121" style:parent-style-name="Absatz-Standardschriftart" style:family="text">
      <style:text-properties style:font-name-complex="Arial" fo:color="#000000" fo:language="en" fo:country="US"/>
    </style:style>
    <style:style style:name="T122" style:parent-style-name="Absatz-Standardschriftart" style:family="text">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style:font-name-complex="Arial" fo:color="#000000" fo:language="en" fo:country="US"/>
    </style:style>
    <style:style style:name="T125" style:parent-style-name="Absatz-Standardschriftart" style:family="text">
      <style:text-properties style:font-name-complex="Arial" fo:color="#000000" fo:language="en" fo:country="US"/>
    </style:style>
    <style:style style:name="T126" style:parent-style-name="Absatz-Standardschriftart" style:family="text">
      <style:text-properties style:font-name-complex="Arial" fo:color="#000000" fo:language="en" fo:country="US"/>
    </style:style>
    <style:style style:name="P127" style:parent-style-name="Standard" style:family="paragraph">
      <style:paragraph-properties fo:margin-bottom="0.0833in"/>
      <style:text-properties fo:language="en" fo:country="US"/>
    </style:style>
    <style:style style:name="P128" style:parent-style-name="Standard" style:family="paragraph">
      <style:paragraph-properties fo:margin-bottom="0.0833in"/>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Fußnotenzeichen"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font-size="10pt" style:font-size-asian="10pt" style:font-size-complex="10pt" fo:language="en" fo:country="US"/>
    </style:style>
    <style:style style:name="T134" style:parent-style-name="Absatz-Standardschriftart" style:family="text">
      <style:text-properties fo:font-size="10pt" style:font-size-asian="10pt" style:font-size-complex="10pt" fo:language="en" fo:country="US"/>
    </style:style>
    <style:style style:name="T135" style:parent-style-name="Absatz-Standardschriftart" style:family="text">
      <style:text-properties style:font-name="Times New Roman" fo:font-style="italic" style:font-style-asian="italic" fo:font-size="10pt" style:font-size-asian="10pt" style:font-size-complex="10pt" fo:language="en" fo:country="US" style:language-asian="de" style:country-asian="DE"/>
    </style:style>
    <style:style style:name="T136" style:parent-style-name="Absatz-Standardschriftart" style:family="text">
      <style:text-properties style:font-name="Times New Roman" fo:font-size="10pt" style:font-size-asian="10pt" style:font-size-complex="10pt" fo:language="en" fo:country="US" style:language-asian="de" style:country-asian="DE"/>
    </style:style>
    <style:style style:name="T137" style:parent-style-name="Absatz-Standardschriftart" style:family="text">
      <style:text-properties fo:language="en" fo:country="US"/>
    </style:style>
    <style:style style:name="T138" style:parent-style-name="Absatz-Standardschriftart" style:family="text">
      <style:text-properties fo:color="#000000" fo:language="en" fo:country="US"/>
    </style:style>
    <style:style style:name="T139" style:parent-style-name="Absatz-Standardschriftart" style:family="text">
      <style:text-properties fo:color="#000000"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color="#000000" fo:language="en" fo:country="US"/>
    </style:style>
    <style:style style:name="P144" style:parent-style-name="Standard" style:family="paragraph">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Fußnotenzeichen"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color="#FF0000"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color="#000000" fo:language="en" fo:country="US"/>
    </style:style>
    <style:style style:name="T159" style:parent-style-name="Absatz-Standardschriftart" style:family="text">
      <style:text-properties fo:color="#000000" fo:language="en" fo:country="US"/>
    </style:style>
  </office:automatic-styles>
  <office:body>
    <office:text text:use-soft-page-breaks="true">
      <text:p text:style-name="P1"><text:span text:style-name="T2">Thimo Preis</text:span><text:span text:style-name="T3"><text:tab/><text:s text:c="13"/></text:span><text:span text:style-name="T4">Pay Attention, Now!</text:span><text:span text:style-name="T5"><text:tab/></text:span><text:span text:style-name="T6"><text:tab/>Yale, 07/26/2018</text:span></text:p>
      <text:p text:style-name="P7"><text:span text:style-name="T8">Ecofeminism</text:span><text:span text:style-name="T9">, which is a feminist belief in the equity and rights of all beings,</text:span><text:span text:style-name="T10"><text:s/>recognizes that<text:s/></text:span><text:span text:style-name="T11">sexism, classism, racism, and other forms of oppression are all interconnected and mutually reinforcing, as described by Greta Gaard</text:span><text:span text:style-name="T12"><text:note text:note-class="footnote" text:id="_ftn0"><text:note-citation>1</text:note-citation><text:note-body><text:p text:style-name="Fußnotentext"><text:span text:style-name="T13"><text:s/>Gaard, Greta. "Toward a Queer Ecofeminism” in Rachel Stein, ed.,<text:s/></text:span><text:span text:style-name="T14">New Perspectives on Environmental Justice: Gender, Sexu</text:span><text:span text:style-name="T15">ality, and Activism (</text:span><text:span text:style-name="T16">New Brunswick, NJ: Rutgers University Press, 2004):21. Yale Internet Resource.</text:span></text:p></text:note-body></text:note></text:span><text:span text:style-name="T17"><text:s/>. It recognizes furthermore, according to Gaard, the similarities between the above-mentioned forms of human oppression and the oppressive structures of spe</text:span><text:span text:style-name="T18">ciesism and naturism. Ecofeminism therefore relates the systematized oppression of the powerless to the oppression and domination of nature.</text:span></text:p>
      <text:p text:style-name="P19"><text:span text:style-name="T20">The valueless and apathetic culture of commodification of animals, as described by Vandana Shiva, <text:s/>is what vegetarianism, and veganism for animals altogether, rejects</text:span><text:span text:style-name="T21"><text:note text:note-class="footnote" text:id="_ftn1"><text:note-citation>2</text:note-citation><text:note-body><text:p text:style-name="Fußnotentext"><text:span text:style-name="T22"><text:s/>Shiva, Vandana, and Maria Mies, “Preface to Ecofeminism”, in<text:s/></text:span><text:span text:style-name="T23">Ecofeminism</text:span><text:span text:style-name="T24">. Zed Books Ltd., 2014.</text:span></text:p></text:note-body></text:note></text:span><text:span text:style-name="T25">.</text:span></text:p>
      <text:p text:style-name="P26">Their combination, vegetarian-ecofeminism, is then about paying attention of what is and recognizing your responsibility towards taking action upon your knowledge.<text:s/></text:p>
      <text:p text:style-name="P27">Vegan-Ecofeminism is not about critiquing your every-day life choices, it is about raising awareness and compassion by deconstructing and breaking through the ever-present structures of oppression.<text:s/></text:p>
      <text:p text:style-name="P28">Vegetarian-ecofeminism combines both approaches to include exploitation of the environment and of nonhuman animals into the list of mutually reinforcing systems of oppression like sexism, racism, classism and ableism with the aim to end all oppression.<text:s/></text:p>
      <text:p text:style-name="P29"/>
      <text:p text:style-name="P30"/>
      <text:p text:style-name="P31">To understand the origin, the interconnectedness, and the effect of these systems, and why vegan-ecofeminism opposes them altogether, we first need to understand the following question:</text:p>
      <text:soft-page-break/>
      <text:p text:style-name="P32">What is a human being and why are these systems of oppression based upon the individual being alienated from her*his human nature?<text:s/></text:p>
      <text:p text:style-name="P33">The answer to this question contains the foundation to the political importance of the vegan-ecofeminism movement and is contained in the framework of<text:s/>Karl Marx.</text:p>
      <text:p text:style-name="Standard"><text:span text:style-name="T34">For Marx, you can only talk about humans as an ensemble of social relations, not about individual ones. The human essence is the ability to conscious, creative production within social relations, free from all constraints</text:span><text:span text:style-name="T35"><text:note text:note-class="footnote" text:id="_ftn2"><text:note-citation>3</text:note-citation><text:note-body><text:p text:style-name="Fußnotentext"><text:span text:style-name="T36"><text:s/>Marx, Karl.<text:s/></text:span><text:span text:style-name="T37">The Marx</text:span><text:span text:style-name="T38">-Engels Reader. Edited by Robert C. Tucker. 2</text:span><text:span text:style-name="T39">nd</text:span><text:span text:style-name="T40"><text:s/>Edition.<text:s/></text:span><text:span text:style-name="T41">“Theses on Feuerbach”, p.145, thesis VI</text:span></text:p></text:note-body></text:note></text:span><text:span text:style-name="T42">.</text:span><text:span text:style-name="T43"><text:s/></text:span><text:span text:style-name="T44"><text:s/>What separates human beings from nonhuman animals is the conscious ability to produce, to produce not only for immediate needs and not only for themselves as</text:span><text:span text:style-name="T45"><text:s/>animals do. Alienation takes place when certain people impose external constraints upon individuals, such that these individuals are not free to materialize their essential nature as a human being, when they lose their ability to determine life and destin</text:span><text:span text:style-name="T46">y, when deprived of the right to think of themselves as the director of their own actions. Alienation, then, describes a state of disempowerment of individuals when their life is dominated by state, a society or a corporation.<text:s/></text:span></text:p>
      <text:p text:style-name="Standard"><text:span text:style-name="T47">This institutionalized condi</text:span><text:span text:style-name="T48">tion of alienation, built upon the internalized and normalized systems of oppression in our society, can be understood as a form of slow violence, a term coined by Rob Nixon</text:span><text:span text:style-name="T49"><text:note text:note-class="footnote" text:id="_ftn3"><text:note-citation>4</text:note-citation><text:note-body><text:p text:style-name="P50"><text:span text:style-name="T51"><text:s/>Nixon, Rob.<text:s/></text:span><text:span text:style-name="T52">Slow Violence &amp;he Environmentalism of the Poor</text:span><text:span text:style-name="T53">. “Introduction”, Cam</text:span><text:span text:style-name="T54">bridge: Harvard</text:span></text:p><text:p text:style-name="Fußnotentext"><text:span text:style-name="T55">University Press, 2011, p.2.</text:span></text:p></text:note-body></text:note></text:span><text:span text:style-name="T56"><text:s/>to describe<text:s/></text:span><text:span text:style-name="T57">an invisible violence stretched over vast time and spatial scales (e.g. minority stress experienced by people who experience a day-to-day discrimination based upon a normative understanding, i.e.<text:s/></text:span><text:span text:style-name="T58">heterosexual, white, and male, which has long-term repercussions on their mental and physical health</text:span><text:span text:style-name="T59"><text:note text:note-class="footnote" text:id="_ftn4"><text:note-citation>5</text:note-citation><text:note-body><text:p text:style-name="Fußnotentext"><text:span text:style-name="T60"><text:s/>Meyer, Ilan H. "Minority stress and mental health in gay men."<text:s/></text:span><text:span text:style-name="T61">Journal of health and social behavior</text:span><text:span text:style-name="T62"><text:s/>(1995): 38-56.</text:span></text:p></text:note-body></text:note></text:span><text:span text:style-name="T63"><text:s/>).</text:span></text:p>
      <text:p text:style-name="Standard"><text:span text:style-name="T64">The disempowerment through differ</text:span><text:span text:style-name="T65">ent systems of oppression then also includes nature and animals, since human beings distinct themselves from nonhuman beings through their capability of<text:s/></text:span><text:soft-page-break/><text:span text:style-name="T66">free social production whilst they share a common foundation as a “natural, corporeal, sensuous objecti</text:span><text:span text:style-name="T67">ve being [which] is a suffering, conditioned and limited creature, like animals and plants”<text:s/></text:span><text:span text:style-name="T68"><text:note text:note-class="footnote" text:id="_ftn5"><text:note-citation>6</text:note-citation><text:note-body><text:p text:style-name="Fußnotentext"><text:span text:style-name="T69"><text:s/>Marx, Karl.<text:s/></text:span><text:span text:style-name="T70">The Marx-Engels Reader. Edited by Robert C. Tucker. 2</text:span><text:span text:style-name="T71">nd</text:span><text:span text:style-name="T72"><text:s/>Edition.<text:s/></text:span><text:span text:style-name="T73">“Economic and Philosophic Manuscripts of 1844”,p.115</text:span></text:p></text:note-body></text:note></text:span><text:span text:style-name="T74">.</text:span></text:p>
      <text:p text:style-name="P75"/>
      <text:p text:style-name="P76">What is, then, the current<text:s/>state of consciousness of our society as opposed by vegan-ecofeminism?</text:p>
      <text:p text:style-name="P77">How is it possible that nonhuman animals and women are oppressed by an institutionalized objectification by men in our patriarchal society, where does the consciousness to do this come<text:s/>from?<text:s/></text:p>
      <text:p text:style-name="P78">There exists a subconscious consensus that both beings are able to be used by those with more privilege, since they are both devalued by reduction to a sex object in the case of women or by reduction to food in the case of nonhuman animals.<text:s/></text:p>
      <text:p text:style-name="P79"><text:span text:style-name="T80">Gaard s</text:span><text:span text:style-name="T81">hows<text:s/></text:span><text:span text:style-name="T82">how our Western identity depends on the dichotomies defined with respect to the deviation of a white, male, propertied, and heterosexual norm</text:span><text:span text:style-name="T83">1</text:span><text:span text:style-name="T84">. This Identity lies at the core of the Western society´s isolation<text:s/></text:span><text:span text:style-name="T85">from and domination of nature. Gaard demonstrates furthermore, how the understanding of humans as animals has been used to infer hierarchies and to subordinate oppressed groups</text:span><text:span text:style-name="T86">1</text:span><text:span text:style-name="T87">.</text:span><text:span text:style-name="T88"><text:s/></text:span><text:span text:style-name="T89">The oppressive structure of speciesi</text:span><text:span text:style-name="T90">sm implies a dehumanization through equating humans to animals in that they are considered to be less valuable than other humans.<text:s/></text:span></text:p>
      <text:p text:style-name="P91"><text:span text:style-name="T92">Veganism is, then, a means to acknowledge and to counter violence in all its manifestations,</text:span><text:span text:style-name="T93"><text:s/>because consuming animal produce<text:s/></text:span><text:span text:style-name="T94">directly supports the domination of humans over nonhumans, speciesism, and the creation of hierarchies.</text:span><text:span text:style-name="T95"><text:s/>It asks me to look at myself, my positioning, and how I’m relating (or not) with others.</text:span></text:p>
      <text:p text:style-name="P96"/>
      <text:soft-page-break/>
      <text:p text:style-name="P97">Why is, then, a unified political movement like vegan-ecofeminism so crucial for challenging the principles of our Western identity?</text:p>
      <text:p text:style-name="P98">This can again be explained in the framework of Karl Marx.</text:p>
      <text:p text:style-name="Standard"><text:span text:style-name="T99">Marx rejects the notion that changes in the consciousness of individuals will bring about changes in the consciousnesses in the</text:span><text:span text:style-name="T100"><text:s/>world. C</text:span><text:span text:style-name="T101">onsciousness is material activity of real human beings based on materialist conditions, “life is not determined by consciousness, but consciousness by life”</text:span><text:span text:style-name="T102"><text:s/></text:span><text:span text:style-name="T103"><text:note text:note-class="footnote" text:id="_ftn6"><text:note-citation>7</text:note-citation><text:note-body><text:p text:style-name="Fußnotentext"><text:span text:style-name="T104"><text:s/>Marx, Karl.<text:s/></text:span><text:span text:style-name="T105">The Marx-Engels Reader. Edited by Robert C. Tucker. 2</text:span><text:span text:style-name="T106">nd</text:span><text:span text:style-name="T107"><text:s/>Edition.<text:s/></text:span><text:span text:style-name="T108">“German<text:s/></text:span><text:span text:style-name="T109">Ideology”, p. 155<text:s/></text:span></text:p></text:note-body></text:note></text:span><text:span text:style-name="T110">.</text:span><text:span text:style-name="T111"><text:s/></text:span><text:span text:style-name="T112">In Marx´s framework, you need an active political movement motivate</text:span><text:span text:style-name="T113">d by the existing conditions, which for vegan-ecofeminism are the systems of oppression present in our patriarchal and heteronormative society, pushes the dialectical process forward to create a new consciousness in the society through political action.</text:span></text:p>
      <text:p text:style-name="P114"/>
      <text:p text:style-name="P115">The character of our normative Western identity, as described by Gaard, poses the question whether the human exploitation and degradation of nonhuman animals is compatible with the simultaneous bond between humans and animals, or if it is in fact merely a social construction imprinted on our behavior by the patriarchal, normative society?<text:s/></text:p>
      <text:p text:style-name="P116"><text:span text:style-name="T117">The love of other people across all cultures and countries for their pets demonstrates the strength of this bond between humans and animals and that humans are not inclined</text:span><text:span text:style-name="T118"><text:s/>to harm animals. This ambivalence can be explained through the concept of alienation, which</text:span><text:span text:style-name="T119"><text:s/></text:span><text:span text:style-name="T120">includes an ignorance of the realities of our exploitation. This is because our culture reinforces the idea that humans are uniquely superior to other animals thro</text:span><text:span text:style-name="T121">ugh an implied hierarchy. This hierarchy among inferior beings is created by human beings, as is demonstrated for animals by the<text:s/></text:span><text:span text:style-name="T122">inclination of human beings toward love and empathy felt for our pets, which allows us to justify exploiting certain animals ov</text:span><text:span text:style-name="T123">er others, as some animals have fewer rights for us due to their inherent lesser value in the hierarchy.<text:s/></text:span><text:span text:style-name="T124">Vegan-ecofeminism, then, argues that human beings have a natural compassion toward the suffering of<text:s/></text:span><text:soft-page-break/><text:span text:style-name="T125">others, since human and nonhuman beings share a com</text:span><text:span text:style-name="T126">mon foundation. Alienation, therefore, facilitates the human exploitation of individual (human and nonhuman) beings.<text:s/></text:span></text:p>
      <text:p text:style-name="P127">Forms of oppression such as racism, classism, and sexism are therefore deeply connected to speciesism, as creating hierarchies in animals<text:s/>can evolve into the creation of hierarchies in humans. Speciesism now connects the hierarchies among nonhuman animals, as created by human beings, to the hierarchies created among humans. As this hierarchy depends on the specific culture, it is nothing but<text:s/>a social construct that benefits the dominant at the expense of the oppressed.<text:s/></text:p>
      <text:p text:style-name="P128"/>
      <text:p text:style-name="Standard"><text:span text:style-name="T129">We were socialized amidst those hierarchies, amidst those systems of oppression. The insight that humans are animals has been used to attribute animal characteristics on the<text:s/></text:span><text:span text:style-name="T130">other, hence those who were not white, propertied men. Characterizing a sentient being as human is therefore always an attribute of power, as described by Carol J. Adams, one of the figureheads of the vegan-ecofeminist movement</text:span><text:span text:style-name="T131"><text:note text:note-class="footnote" text:id="_ftn7"><text:note-citation>8</text:note-citation><text:note-body><text:p text:style-name="Standard"><text:span text:style-name="T132"><text:s/></text:span><text:span text:style-name="T133">Tom Taylor, “An Animal Ma</text:span><text:span text:style-name="T134">nifesto: Gender, Identity, and Vegan-Feminism in the Twenty-First Century”, <text:s/></text:span><text:span text:style-name="T135">Parallax</text:span><text:span text:style-name="T136">, 2006, vol. 12, no. 1, 120–128.</text:span></text:p></text:note-body></text:note></text:span><text:span text:style-name="T137">.</text:span><text:span text:style-name="T138"><text:s/>Disrupting dehumanization and the related stripping of human rights can be achieved, if we affirm animals as similar beings who have ri</text:span><text:span text:style-name="T139">ghts.<text:s/></text:span><text:span text:style-name="T140">The liberation from the oppression of humans can then only be achieved, if the oppressed nonhuman animals are also liberated. The dehumanization used to legitimize institutionalized oppression will therefore continue to be justified with comparisons<text:s/></text:span><text:span text:style-name="T141">to nonhuman animals, as long as nonhuman animals are viewed as inherently inferior to humans. This is the essence of a vegan-ecofeminism approach, the liberation of one system of oppression is equal to the liberation of all mutually reinforcing systems of<text:s/></text:span><text:span text:style-name="T142">oppression (Tom Taylor, “An Animal Manifesto”, 120), the liberation of al</text:span><text:span text:style-name="T143">l systems of oppression involves, therefore, dismantling the hierarchies that are both internalized and normalized in our society.</text:span></text:p>
      <text:p text:style-name="P144">Why, then, is this understanding of liberation confined to a vegan rather than vegetarian approach?</text:p>
      <text:soft-page-break/>
      <text:p text:style-name="Standard"><text:span text:style-name="T145">A vegetarian diet mainly results in stopping the suffering and therefore liberation of the oppression of male nonhuman animals. Female nonhuman animals, however, get subordinated under this system of oppres</text:span><text:span text:style-name="T146">sion sourced by speciesism and naturism for their life, since humans continually demand their reproductive produce in the form of milk and eggs<text:s/></text:span><text:span text:style-name="T147">8</text:span><text:span text:style-name="T148">.<text:s/></text:span><text:span text:style-name="T149">Not only do the egg and dairy industry source profit</text:span><text:span text:style-name="T150"><text:s/>from the systematic exploitation of the reproductive system of female nonhuman animals, but so does the advertising industry by, for example, objectifying female bodies, as something to be dominated and consumed. <text:s/>One central idea of feminism, however, is</text:span><text:span text:style-name="T151"><text:s/>to achieve autonomy over the own body, independent from the church and the state. The reproductive capacity of nonhuman, female animals is, in contrast, the reason for their oppression. This lack of control over the own reproductive capacity of cows and h</text:span><text:span text:style-name="T152">ens is therefore mirrored by the lack of control that women have in our patriarchal society.</text:span><text:span text:style-name="T153"><text:s/></text:span></text:p>
      <text:p text:style-name="P154"/>
      <text:p text:style-name="P155">Why should we, then, act now and call ourselves vegan ecofeminist?</text:p>
      <text:p text:style-name="P156">Because we have to pay attention now, since our internalized and normalized hierarchies subtly<text:s/>alienate us from our empathetic, self-determined human nature. Only political action will raise awareness to the invisible alienation caused by these systems of oppression, will change the consciousness of the people, and, therefore, the consciousness of<text:s/>our society.</text:p>
      <text:p text:style-name="P157">Because the future of our society lies within embracing the advancement of life for all sentient beings. Liberation of one creature from commercialization, exploitation and degradation can only take place when all beings are liberated, since all oppressions are interconnected. <text:s text:c="3"/></text:p>
      <text:p text:style-name="P158">The aim for human society is therefore a free society of equals, free to pursue their potential, free of resource conditions and liberated from all external constraints (Marx, “Economic and Philosophic Manuscripts of<text:s/>1844”, p. 87, p. 93).</text:p>
      <text:p text:style-name="Standard"><text:span text:style-name="T159">Word Count: 187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URWPalladioL-Ital" svg:font-family="URWPalladioL-Ital" style:font-family-generic="system"/>
    <style:font-face style:name="URWPalladioL-Roma" svg:font-family="URWPalladioL-Roma"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fo:font-weight="bold" style:font-weight-asian="bold" style:font-weight-complex="bold" fo:font-size="18pt" style:font-size-asian="18pt" style:font-size-complex="18pt" fo:language="en" fo:country="US" fo:hyphenate="false"/>
    </style:style>
    <style:style style:name="Standard" style:display-name="Standard" style:family="paragraph">
      <style:paragraph-properties fo:line-height="200%"/>
      <style:text-properties style:font-name-asian="Times New Roman"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style:font-name="Calibri" style:font-name-asian="Times New Roman" style:font-name-complex="Times New Roman"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Calibri" style:font-name-asian="Times New Roman" style:font-name-complex="Times New Roman"/>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fo:line-height="100%"/>
      <style:text-properties style:font-name="Times New Roman" fo:font-size="12pt" style:font-size-asian="12pt" style:font-size-complex="12pt" style:language-asian="de" style:country-asian="DE" fo:hyphenate="false"/>
    </style:style>
    <style:style style:name="Listenabsatz" style:display-name="Listenabsatz" style:family="paragraph" style:parent-style-name="Standard">
      <style:paragraph-properties style:vertical-align="auto" fo:line-height="101%" fo:margin-left="0.5in">
        <style:tab-stops/>
      </style:paragraph-properties>
      <style:text-properties style:font-name-asian="Calibri" fo:language="en" fo:country="US" fo:hyphenate="false"/>
    </style:style>
    <style:style style:name="reference-text" style:display-name="reference-text"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highlight" style:display-name="highlight" style:family="text" style:parent-style-name="Absatz-Standardschriftart"/>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sian="Times New Roman"/>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moPreis</meta:initial-creator>
    <dc:creator>ThimoPreis</dc:creator>
    <meta:creation-date>2018-07-23T23:20:00Z</meta:creation-date>
    <dc:date>2018-08-02T00:42:00Z</dc:date>
    <meta:template xlink:href="Normal.dotm" xlink:type="simple"/>
    <meta:editing-cycles>126</meta:editing-cycles>
    <meta:editing-duration>PT0S</meta:editing-duration>
    <meta:document-statistic meta:page-count="6" meta:paragraph-count="22" meta:word-count="1651" meta:character-count="11045" meta:row-count="78" meta:non-whitespace-character-count="9416"/>
  </office:meta>
</office:document-meta>
</file>